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2.159cm" svg:x="9.509cm" svg:y="2.016cm">
          <text:p text:style-name="P1">Log into Faceboo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2.159cm" svg:x="9.509cm" svg:y="16.748cm">
          <text:p text:style-name="P1">Database Saves sco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2.159cm" svg:x="9.509cm" svg:y="11.922cm">
          <text:p text:style-name="P1">Game manager win – start new lev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2.159cm" svg:x="9.509cm" svg:y="9.382cm">
          <text:p text:style-name="P1">Game manager detects match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2.159cm" svg:x="9.509cm" svg:y="19.161cm">
          <text:p text:style-name="P1">Post Score on Twitt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2.159cm" svg:x="9.509cm" svg:y="14.335cm">
          <text:p text:style-name="P1">Post Sco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2.159cm" svg:x="9.509cm" svg:y="6.969cm">
          <text:p text:style-name="P1">Sound on/off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2.159cm" svg:x="9.509cm" svg:y="23.733cm">
          <text:p text:style-name="P1">Restart Gam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2.159cm" svg:x="9.509cm" svg:y="21.447cm">
          <text:p text:style-name="P1">Post Score on Faceboo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4.699cm" svg:x="1.127cm" svg:y="8.23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3" draw:text-style-name="P1" draw:layer="layout" svg:x1="2.651cm" svg:y1="12.938cm" svg:x2="2.651cm" svg:y2="19.288cm">
          <text:p/>
        </draw:line>
        <draw:line draw:style-name="gr3" draw:text-style-name="P1" draw:layer="layout" svg:x1="2.651cm" svg:y1="19.415cm" svg:x2="4.556cm" svg:y2="21.955cm">
          <text:p/>
        </draw:line>
        <draw:line draw:style-name="gr3" draw:text-style-name="P1" draw:layer="layout" svg:x1="2.651cm" svg:y1="19.415cm" svg:x2="1.381cm" svg:y2="21.828cm">
          <text:p/>
        </draw:line>
        <draw:line draw:style-name="gr3" draw:text-style-name="P1" draw:layer="layout" svg:x1="1.381cm" svg:y1="15.351cm" svg:x2="4.048cm" svg:y2="15.351cm">
          <text:p/>
        </draw:line>
        <draw:line draw:style-name="gr4" draw:text-style-name="P1" draw:layer="layout" svg:x1="4.048cm" svg:y1="15.351cm" svg:x2="9.509cm" svg:y2="3.667cm">
          <text:p/>
        </draw:line>
        <draw:line draw:style-name="gr4" draw:text-style-name="P1" draw:layer="layout" svg:x1="4.048cm" svg:y1="15.351cm" svg:x2="9.509cm" svg:y2="5.953cm">
          <text:p/>
        </draw:line>
        <draw:line draw:style-name="gr4" draw:text-style-name="P1" draw:layer="layout" svg:x1="4.175cm" svg:y1="15.097cm" svg:x2="9.509cm" svg:y2="8.366cm">
          <text:p/>
        </draw:line>
        <draw:line draw:style-name="gr4" draw:text-style-name="P1" draw:layer="layout" svg:x1="4.175cm" svg:y1="15.351cm" svg:x2="9.382cm" svg:y2="10.144cm">
          <text:p/>
        </draw:line>
        <draw:line draw:style-name="gr4" draw:text-style-name="P1" draw:layer="layout" svg:x1="4.048cm" svg:y1="15.224cm" svg:x2="9.509cm" svg:y2="12.811cm">
          <text:p/>
        </draw:line>
        <draw:line draw:style-name="gr4" draw:text-style-name="P1" draw:layer="layout" svg:x1="4.048cm" svg:y1="15.351cm" svg:x2="9.509cm" svg:y2="15.224cm">
          <text:p/>
        </draw:line>
        <draw:line draw:style-name="gr4" draw:text-style-name="P1" draw:layer="layout" svg:x1="4.175cm" svg:y1="15.478cm" svg:x2="9.509cm" svg:y2="18.145cm">
          <text:p/>
        </draw:line>
        <draw:line draw:style-name="gr4" draw:text-style-name="P1" draw:layer="layout" svg:x1="4.048cm" svg:y1="15.224cm" svg:x2="9.509cm" svg:y2="20.304cm">
          <text:p/>
        </draw:line>
        <draw:line draw:style-name="gr4" draw:text-style-name="P1" draw:layer="layout" svg:x1="4.302cm" svg:y1="15.351cm" svg:x2="9.509cm" svg:y2="22.59cm">
          <text:p/>
        </draw:line>
        <draw:line draw:style-name="gr4" draw:text-style-name="P1" draw:layer="layout" svg:x1="4.175cm" svg:y1="15.097cm" svg:x2="9.509cm" svg:y2="24.876cm">
          <text:p/>
        </draw:line>
        <draw:custom-shape draw:style-name="gr1" draw:text-style-name="P1" draw:layer="layout" svg:width="10.16cm" svg:height="2.159cm" svg:x="9.508cm" svg:y="4.555cm">
          <text:p text:style-name="P1">Start Gam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8T14:41:46</meta:creation-date>
    <dc:date>2014-07-09T19:53:56.072000000</dc:date>
    <meta:editing-duration>PT48M18S</meta:editing-duration>
    <meta:editing-cycles>3</meta:editing-cycles>
    <meta:generator>LibreOffice/4.2.4.2$Windows_x86 LibreOffice_project/63150712c6d317d27ce2db16eb94c2f3d7b699f8</meta:generator>
    <meta:document-statistic meta:object-count="25"/>
  </office:meta>
</office:document-meta>
</file>